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400000309EFC44C5576AFA0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d1c24" draw:marker-start="Square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49cm" svg:height="27.406cm" svg:x="1.051cm" svg:y="1cm">
          <draw:image xlink:href="Pictures/100002010000019400000309EFC44C5576AFA097.png" xlink:type="simple" xlink:show="embed" xlink:actuate="onLoad">
            <text:p/>
          </draw:image>
        </draw:frame>
        <draw:path draw:style-name="gr2" draw:text-style-name="P1" draw:layer="layout" svg:width="20.948cm" svg:height="8.512cm" draw:transform="rotate (1.87169108983872) translate (7.77069785767539cm 25.0401246403895cm)" svg:viewBox="0 0 20949 8513" svg:d="M0 135c12146 0 12080-125 12080-125l1992-10 2102 652 2710 1051 346-103 1472 2342 247 1228-86 1963-1897 40-1419 187-1693 732-625 329-1390 92-12936-1501 648-3778 521-23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1-30T08:21:40.582541412</meta:creation-date>
    <dc:date>2020-01-30T08:45:53.467759521</dc:date>
    <dc:creator>Benedikt Kleinmeier</dc:creator>
    <meta:editing-duration>PT2M15S</meta:editing-duration>
    <meta:editing-cycles>2</meta:editing-cycles>
    <meta:generator>LibreOffice/6.0.7.3$Linux_X86_64 LibreOffice_project/00m0$Build-3</meta:generator>
    <meta:document-statistic meta:object-count="2"/>
  </office:meta>
</office:document-meta>
</file>